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30b95" officeooo:paragraph-rsid="00230b95"/>
    </style:style>
    <style:style style:name="P5" style:family="paragraph" style:parent-style-name="Text_20_body">
      <style:text-properties officeooo:rsid="0024460c" officeooo:paragraph-rsid="0024460c"/>
    </style:style>
    <style:style style:name="P6" style:family="paragraph" style:parent-style-name="Text_20_body">
      <style:text-properties officeooo:rsid="002600ac" officeooo:paragraph-rsid="002600ac"/>
    </style:style>
    <style:style style:name="P7" style:family="paragraph" style:parent-style-name="Text_20_body">
      <style:text-properties officeooo:rsid="00276a62" officeooo:paragraph-rsid="00276a62"/>
    </style:style>
    <style:style style:name="P8" style:family="paragraph" style:parent-style-name="Text_20_body">
      <style:text-properties officeooo:rsid="00280e97" officeooo:paragraph-rsid="00280e97"/>
    </style:style>
    <style:style style:name="P9" style:family="paragraph" style:parent-style-name="Text_20_body">
      <style:text-properties fo:font-weight="normal" officeooo:rsid="0024460c" officeooo:paragraph-rsid="0024460c" style:font-weight-asian="normal" style:font-weight-complex="normal"/>
    </style:style>
    <style:style style:name="P10" style:family="paragraph" style:parent-style-name="Text_20_body">
      <style:text-properties fo:font-weight="normal" officeooo:rsid="0024460c" officeooo:paragraph-rsid="002b7d28" style:font-weight-asian="normal" style:font-weight-complex="normal"/>
    </style:style>
    <style:style style:name="P11" style:family="paragraph" style:parent-style-name="Text_20_body">
      <style:text-properties fo:font-weight="normal" officeooo:rsid="002b7d28" officeooo:paragraph-rsid="002b7d28" style:font-weight-asian="normal" style:font-weight-complex="normal"/>
    </style:style>
    <style:style style:name="P12" style:family="paragraph" style:parent-style-name="Text_20_body">
      <style:text-properties fo:font-weight="normal" officeooo:rsid="002b7d28" officeooo:paragraph-rsid="0038987f" style:font-weight-asian="normal" style:font-weight-complex="normal"/>
    </style:style>
    <style:style style:name="P13" style:family="paragraph" style:parent-style-name="Text_20_body">
      <style:text-properties fo:font-weight="normal" officeooo:rsid="002c498b" officeooo:paragraph-rsid="002c498b" style:font-weight-asian="normal" style:font-weight-complex="normal"/>
    </style:style>
    <style:style style:name="P14" style:family="paragraph" style:parent-style-name="Text_20_body">
      <style:text-properties fo:font-weight="normal" officeooo:rsid="0038987f" officeooo:paragraph-rsid="0038987f" style:font-weight-asian="normal" style:font-weight-complex="normal"/>
    </style:style>
    <style:style style:name="P15" style:family="paragraph" style:parent-style-name="Text_20_body">
      <style:text-properties fo:font-weight="normal" officeooo:rsid="0031b555" officeooo:paragraph-rsid="0031b555" style:font-weight-asian="normal" style:font-weight-complex="normal"/>
    </style:style>
    <style:style style:name="P16" style:family="paragraph" style:parent-style-name="Text_20_body">
      <style:text-properties officeooo:rsid="002a85e9" officeooo:paragraph-rsid="002a85e9"/>
    </style:style>
    <style:style style:name="P17" style:family="paragraph" style:parent-style-name="Text_20_body">
      <style:text-properties officeooo:rsid="0039d8b5" officeooo:paragraph-rsid="0039d8b5"/>
    </style:style>
    <style:style style:name="P18" style:family="paragraph" style:parent-style-name="Title">
      <style:text-properties officeooo:rsid="001f6bc7" officeooo:paragraph-rsid="0020ff3b"/>
    </style:style>
    <style:style style:name="P19" style:family="paragraph" style:parent-style-name="Text_20_body">
      <style:text-properties fo:text-shadow="none" fo:font-weight="normal" officeooo:rsid="004131ce" officeooo:paragraph-rsid="004131ce" style:font-weight-asian="normal" style:font-weight-complex="normal"/>
    </style:style>
    <style:style style:name="P20" style:family="paragraph" style:parent-style-name="Text_20_body">
      <style:text-properties officeooo:rsid="0020ff3b" officeooo:paragraph-rsid="0020ff3b"/>
    </style:style>
    <style:style style:name="P21" style:family="paragraph" style:parent-style-name="Text_20_body">
      <style:text-properties officeooo:rsid="004403bf" officeooo:paragraph-rsid="004403bf"/>
    </style:style>
    <style:style style:name="P22" style:family="paragraph" style:parent-style-name="Heading_20_1">
      <style:text-properties officeooo:rsid="00280e97" officeooo:paragraph-rsid="00280e97"/>
    </style:style>
    <style:style style:name="P23" style:family="paragraph" style:parent-style-name="Heading_20_1">
      <style:text-properties officeooo:rsid="001f6bc7" officeooo:paragraph-rsid="0020ff3b"/>
    </style:style>
    <style:style style:name="P24" style:family="paragraph" style:parent-style-name="Heading_20_2">
      <style:text-properties officeooo:rsid="001f6bc7" officeooo:paragraph-rsid="0020ff3b"/>
    </style:style>
    <style:style style:name="P25" style:family="paragraph" style:parent-style-name="Heading_20_2">
      <style:text-properties officeooo:rsid="0020ff3b" officeooo:paragraph-rsid="0020ff3b"/>
    </style:style>
    <style:style style:name="P26" style:family="paragraph" style:parent-style-name="Heading_20_2">
      <style:text-properties officeooo:rsid="0021269f" officeooo:paragraph-rsid="0021269f"/>
    </style:style>
    <style:style style:name="P27" style:family="paragraph" style:parent-style-name="Heading_20_2">
      <style:text-properties officeooo:rsid="002186b6" officeooo:paragraph-rsid="002186b6"/>
    </style:style>
    <style:style style:name="P28" style:family="paragraph" style:parent-style-name="Heading_20_2">
      <style:text-properties officeooo:rsid="0024460c" officeooo:paragraph-rsid="0024460c"/>
    </style:style>
    <style:style style:name="P29" style:family="paragraph" style:parent-style-name="Heading_20_2">
      <style:text-properties officeooo:rsid="002600ac" officeooo:paragraph-rsid="002600ac"/>
    </style:style>
    <style:style style:name="P30" style:family="paragraph" style:parent-style-name="Heading_20_2">
      <style:text-properties officeooo:rsid="00276a62" officeooo:paragraph-rsid="00276a62"/>
    </style:style>
    <style:style style:name="P31" style:family="paragraph" style:parent-style-name="Heading_20_2">
      <style:text-properties officeooo:rsid="003fbd5c"/>
    </style:style>
    <style:style style:name="P32" style:family="paragraph" style:parent-style-name="Heading_20_2">
      <style:text-properties officeooo:rsid="004403bf" officeooo:paragraph-rsid="004403bf"/>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403bf" style:font-weight-asian="bold" style:font-weight-complex="bold"/>
    </style:style>
    <style:style style:name="T17" style:family="text">
      <style:text-properties officeooo:rsid="0021269f"/>
    </style:style>
    <style:style style:name="T18" style:family="text">
      <style:text-properties fo:font-weight="normal" style:font-weight-asian="normal" style:font-weight-complex="normal"/>
    </style:style>
    <style:style style:name="T19" style:family="text">
      <style:text-properties fo:font-weight="normal" officeooo:rsid="0021269f" style:font-weight-asian="normal" style:font-weight-complex="normal"/>
    </style:style>
    <style:style style:name="T20" style:family="text">
      <style:text-properties fo:font-weight="normal" officeooo:rsid="002186b6" style:font-weight-asian="normal" style:font-weight-complex="normal"/>
    </style:style>
    <style:style style:name="T21" style:family="text">
      <style:text-properties fo:font-weight="normal" officeooo:rsid="0020ff3b" style:font-weight-asian="normal" style:font-weight-complex="normal"/>
    </style:style>
    <style:style style:name="T22" style:family="text">
      <style:text-properties fo:font-weight="normal" officeooo:rsid="002a85e9" style:font-weight-asian="normal" style:font-weight-complex="normal"/>
    </style:style>
    <style:style style:name="T23" style:family="text">
      <style:text-properties fo:font-weight="normal" officeooo:rsid="003bac52" style:font-weight-asian="normal" style:font-weight-complex="normal"/>
    </style:style>
    <style:style style:name="T24" style:family="text">
      <style:text-properties fo:font-weight="normal" officeooo:rsid="003cf963" style:font-weight-asian="normal" style:font-weight-complex="normal"/>
    </style:style>
    <style:style style:name="T25" style:family="text">
      <style:text-properties fo:font-weight="normal" officeooo:rsid="003e4cc4" style:font-weight-asian="normal" style:font-weight-complex="normal"/>
    </style:style>
    <style:style style:name="T26" style:family="text">
      <style:text-properties fo:font-weight="normal" officeooo:rsid="004403bf" style:font-weight-asian="normal" style:font-weight-complex="normal"/>
    </style:style>
    <style:style style:name="T27" style:family="text">
      <style:text-properties officeooo:rsid="0025cc9c"/>
    </style:style>
    <style:style style:name="T28" style:family="text">
      <style:text-properties officeooo:rsid="0029186e"/>
    </style:style>
    <style:style style:name="T29" style:family="text">
      <style:text-properties fo:text-shadow="none" fo:font-weight="bold" officeooo:rsid="0029186e" style:font-weight-asian="bold" style:font-weight-complex="bold"/>
    </style:style>
    <style:style style:name="T30" style:family="text">
      <style:text-properties fo:text-shadow="none" fo:font-weight="bold" officeooo:rsid="003cf963" style:font-weight-asian="bold" style:font-weight-complex="bold"/>
    </style:style>
    <style:style style:name="T31" style:family="text">
      <style:text-properties fo:text-shadow="none" fo:font-weight="bold" officeooo:rsid="0041190a" style:font-weight-asian="bold" style:font-weight-complex="bold"/>
    </style:style>
    <style:style style:name="T32" style:family="text">
      <style:text-properties fo:text-shadow="none" fo:font-weight="normal" officeooo:rsid="0029186e" style:font-weight-asian="normal" style:font-weight-complex="normal"/>
    </style:style>
    <style:style style:name="T33" style:family="text">
      <style:text-properties fo:text-shadow="none" fo:font-weight="normal" officeooo:rsid="003cf963" style:font-weight-asian="normal" style:font-weight-complex="normal"/>
    </style:style>
    <style:style style:name="T34" style:family="text">
      <style:text-properties fo:text-shadow="none" fo:font-weight="normal" officeooo:rsid="0041190a" style:font-weight-asian="normal" style:font-weight-complex="normal"/>
    </style:style>
    <style:style style:name="T35" style:family="text">
      <style:text-properties fo:text-shadow="none" fo:font-weight="normal" officeooo:rsid="004131ce" style:font-weight-asian="normal" style:font-weight-complex="normal"/>
    </style:style>
    <style:style style:name="T36" style:family="text">
      <style:text-properties officeooo:rsid="002a85e9"/>
    </style:style>
    <style:style style:name="T37" style:family="text">
      <style:text-properties officeooo:rsid="002a8b6e"/>
    </style:style>
    <style:style style:name="T38" style:family="text">
      <style:text-properties officeooo:rsid="002b7d28"/>
    </style:style>
    <style:style style:name="T39" style:family="text">
      <style:text-properties officeooo:rsid="002d9e09"/>
    </style:style>
    <style:style style:name="T40" style:family="text">
      <style:text-properties officeooo:rsid="002f1909"/>
    </style:style>
    <style:style style:name="T41" style:family="text">
      <style:text-properties officeooo:rsid="00310d04"/>
    </style:style>
    <style:style style:name="T42" style:family="text">
      <style:text-properties officeooo:rsid="0031b555"/>
    </style:style>
    <style:style style:name="T43" style:family="text">
      <style:text-properties officeooo:rsid="00322f4a"/>
    </style:style>
    <style:style style:name="T44" style:family="text">
      <style:text-properties officeooo:rsid="0034bff9"/>
    </style:style>
    <style:style style:name="T45" style:family="text">
      <style:text-properties officeooo:rsid="003604b0"/>
    </style:style>
    <style:style style:name="T46" style:family="text">
      <style:text-properties officeooo:rsid="00370b06"/>
    </style:style>
    <style:style style:name="T47" style:family="text">
      <style:text-properties officeooo:rsid="0038987f"/>
    </style:style>
    <style:style style:name="T48" style:family="text">
      <style:text-properties officeooo:rsid="0039918c"/>
    </style:style>
    <style:style style:name="T49" style:family="text">
      <style:text-properties officeooo:rsid="003bac52"/>
    </style:style>
    <style:style style:name="T50" style:family="text">
      <style:text-properties fo:background-color="transparent" loext:char-shading-value="0"/>
    </style:style>
    <style:style style:name="T51" style:family="text">
      <style:text-properties officeooo:rsid="003bac52" fo:background-color="transparent" loext:char-shading-value="0"/>
    </style:style>
    <style:style style:name="T52" style:family="text">
      <style:text-properties officeooo:rsid="004403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ramework Lym</text:p>
      <text:h text:style-name="P22" text:outline-level="1">Modalità di lavoro</text:h>
      <text:p text:style-name="P8">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23"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50">Lo sviluppo sarà effettuato col linguaggio PHP 7.2 per avere comunque una tecnologia sufficientemente versatile per poter realizzare un framework sufficientemente interessant</text:span><text:span text:style-name="T51">e. </text:span>Il nome Lym è stato liberamente ispirato e anche se ci sono alcuni conflitti con progetti esistenti non sembrano essercene in maniera problematica. <text:span text:style-name="T17">Per il momento il framework sarà mantenuto closed source. Se possibile le varie funzionalità richieste saranno analizzate per provvedere alla migliore soluzione possibile in termini di supporto del framework.</text:span></text:p>
      <text:h text:style-name="P23"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27">Le classi di Lym avranno tutte come prefisso nel nome della classe la lettera </text:span><text:span text:style-name="T9">L</text:span><text:span text:style-name="T27">. Le classi di Lym per comodità non avranno un namespace e saranno tutte incluse automaticamente. Si cercherà di limitarne in numero anche se in certi casi si tratterà di classi piuttosto corpose.</text:span></text:p>
      <text:h text:style-name="P24" text:outline-level="2">Unit Testing</text:h>
      <text:p text:style-name="P1">Il supporto allo unit testing con due cartelle dedicate : test e test_fast. I test potranno essere spostati da una cartella all'altra per velocizzare lo sviluppo utilizzando lo unit testing <text:span text:style-name="T28">e lanciare con test_fast </text:span><text:soft-page-break/><text:span text:style-name="T28">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29"> </text:span><text:span text:style-name="T32">e richiamare uno script da linea di comando o da pannello di controllo per la visualizzazione del risultato. </text:span><text:span text:style-name="T33">Le classi si chiameranno </text:span><text:span text:style-name="T31">L</text:span><text:span text:style-name="T30">TestCase</text:span><text:span text:style-name="T33"> (da cui ereditare per implementare I test e con all'interno i metodi per fare gli assert), </text:span><text:span text:style-name="T31">L</text:span><text:span text:style-name="T30">TestRunner</text:span><text:span text:style-name="T33"> (per spazzolare le cartelle e lanciare effettivamente i test) e </text:span><text:span text:style-name="T31">LA</text:span><text:span text:style-name="T30">ssert</text:span><text:span text:style-name="T33"> (da utilizzare come base per </text:span><text:span text:style-name="T34">L</text:span><text:span text:style-name="T33">TestCase per non riempire eccessivamente di codice TestCase). </text:span><text:span text:style-name="T35">In generale quando si fanno gli unit test vengono contati gli unit test (quindi le classi che ereditano da unit test) e le asserzioni, quindi alla fine viene stampato un riepilogo dei conteggi degli errori o degli ok. ES :</text:span></text:p>
      <text:p text:style-name="P19">12 UNIT TESTS, <text:span text:style-name="T52">50 METHODS, 0 SETUP ERRORS, </text:span>144 ASSERTIONS, 5 FAILURES.</text:p>
      <text:p text:style-name="P19"/>
      <text:h text:style-name="P24" text:outline-level="2">Class Loader</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1">. </text:span><text:span text:style-name="T22">I file delle classi dovranno avere estensione </text:span><text:span text:style-name="T11">.class.php</text:span><text:span text:style-name="T22"> o </text:span><text:span text:style-name="T11">.interface.php</text:span><text:span text:style-name="T22"> o </text:span><text:span text:style-name="T11">.trait.php</text:span><text:span text:style-name="T22"> </text:span><text:span text:style-name="T24">e il classloader sarà in grado di caricare solamente quelle classi che avranno lo stesso nome del file che le contiene, pertanto file che contengono più classi potrebbero risultare alquanto problematici. In ogni caso saranno presenti due direttive, lib e blogic, per includere forzatamente una classe presente in una di queste due cartelle. </text:span><text:span text:style-name="T25">Il classloader utilizzerà un pattern matching nella classe per sapere se appartiene ad un namespace oppure no.</text:span></text:p>
      <text:h text:style-name="P25" text:outline-level="2">Host<text:span text:style-name="T17">name</text:span>/<text:span text:style-name="T17">Virtual Host</text:span> <text:span text:style-name="T17">B</text:span>ased Configuration </text:h>
      <text:p text:style-name="P20">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36">e sarà possibile accederci con una classe apposita che si chiamerà </text:span><text:span text:style-name="T11">LConfig</text:span>. <text:span text:style-name="T17">Le cartelle di configurazione staranno nella cartella </text:span><text:span text:style-name="T8">config</text:span><text:span text:style-name="T19"> nella sottocartella con nome corrispondente al nome host o al nome del virtual host, </text:span><text:span text:style-name="T22">quindi ad esempio, se il nome host è “prometeus”, la cartella sarà /config/prometeus/</text:span><text:span text:style-name="T19">. </text:span><text:span text:style-name="T22">Il percorso si intende fatto partire dalla cartella root del progetto </text:span><text:span text:style-name="T24">e il nome sarà case sensitive.</text:span></text:p>
      <text:h text:style-name="P32" text:outline-level="2">Routing management with class</text:h>
      <text:p text:style-name="P21">Sarà possibile implementare una classe per restituire il file di configurazione da utilizzare per la routemap in modo da poter implementare svariati algoritmi per la gestione della routemap in modo più flessibile.</text:p>
      <text:h text:style-name="P26" text:outline-level="2"><text:soft-page-break/>Configuration Based Routing</text:h>
      <text:p text:style-name="P2">Il routing delle varie chiamate web sarà effettuato tramite una cartella che conterrà le varie configurazioni (che si chiamerà probabilmente <text:span text:style-name="T4">route</text:span><text:span text:style-name="T7">map</text:span>). Il formato della configurazione sarà <text:span text:style-name="T5">json</text:span> e sarà possibile collegare l'url a una classe php con metodo, <text:span text:style-name="T38">a una procedura</text:span> oppure linkare un'altra <text:span text:style-name="T12">route</text:span><text:span text:style-name="T7">map. </text:span><text:span text:style-name="T18">La configurazione supporterà concetti come l'ereditarietà, la decorazione, ecc …</text:span></text:p>
      <text:p text:style-name="P9">Sarà <text:span text:style-name="T38">anche </text:span>possibile effettuare la validazione dei dati passati come parametro con tipi predefiniti <text:span text:style-name="T38">e gestire eventuali validazioni di parametri che dovranno essere presenti in sessione</text:span>. <text:span text:style-name="T38">La validazione della sessione prevederà la possibilità di dichiarare dei valori che dovranno essere presenti nella sessione per consentire l'accesso a quella determinata route, ma lo stesso vale per i parametri in input e quelli in output. Es :</text:span></text:p>
      <text:p text:style-name="P13">{</text:p>
      <text:p text:style-name="P13"><text:tab/>“<text:span text:style-name="T39">begin</text:span>” : “/<text:span text:style-name="T39">time/begin_calc_time</text:span>”, <text:span text:style-name="T39">← esecuzione da proc</text:span></text:p>
      <text:p text:style-name="P13"><text:tab/>“<text:span text:style-name="T39">exec</text:span>” : “/<text:span text:style-name="T39">Sondaggio&gt;crea_sondaggio</text:span>”, <text:span text:style-name="T39">←esecuzione da blogic</text:span></text:p>
      <text:p text:style-name="P13"><text:tab/>“<text:span text:style-name="T39">end</text:span>” : “/<text:span text:style-name="T39">time/end_calc_time</text:span>” <text:span text:style-name="T39">← esecuzione da proc</text:span></text:p>
      <text:p text:style-name="P13"><text:tab/>“<text:span text:style-name="T39">template</text:span>” : “/<text:span text:style-name="T41">html/nuovo_sondaggio</text:span>”, <text:span text:style-name="T40">← utilizzo del template dalla cartella dei template html</text:span></text:p>
      <text:p text:style-name="P13"><text:tab/>/* “<text:span text:style-name="T39">format</text:span>” : “<text:span text:style-name="T39">html</text:span>”, */ <text:span text:style-name="T39">←questo è implicito se si usa “template”</text:span> </text:p>
      <text:p text:style-name="P10"><text:tab/>“<text:span text:style-name="T38">session” : {</text:span></text:p>
      <text:p text:style-name="P10"><text:tab/><text:tab/>“<text:span text:style-name="T38">role” : “admin”,</text:span></text:p>
      <text:p text:style-name="P10"><text:tab/><text:tab/>“<text:span text:style-name="T38">level</text:span>” : <text:span text:style-name="T38">{</text:span></text:p>
      <text:p text:style-name="P11"><text:tab/><text:tab/><text:tab/>“range” : {</text:p>
      <text:p text:style-name="P10"><text:tab/><text:tab/><text:tab/><text:tab/>“<text:span text:style-name="T38">min” : 3,</text:span></text:p>
      <text:p text:style-name="P10"><text:tab/><text:tab/><text:tab/><text:tab/>“<text:span text:style-name="T38">max</text:span>” : <text:span text:style-name="T38">10</text:span></text:p>
      <text:p text:style-name="P11"><text:tab/><text:tab/><text:tab/>},</text:p>
      <text:p text:style-name="P10"><text:tab/><text:tab/>“<text:span text:style-name="T38">status</text:span>” : <text:span text:style-name="T38">{</text:span></text:p>
      <text:p text:style-name="P10"><text:tab/><text:tab/><text:tab/>“<text:span text:style-name="T38">list</text:span>” : “<text:span text:style-name="T38">test,prova,01234</text:span>”</text:p>
      <text:p text:style-name="P11"><text:tab/><text:tab/><text:tab/>}</text:p>
      <text:p text:style-name="P11"><text:tab/><text:tab/>}</text:p>
      <text:p text:style-name="P11"><text:tab/>},</text:p>
      <text:p text:style-name="P12"><text:tab/>“<text:span text:style-name="T47">input</text:span>” : <text:span text:style-name="T47">{</text:span></text:p>
      <text:p text:style-name="P12"><text:tab/><text:tab/>– <text:span text:style-name="T47">vedi session –</text:span></text:p>
      <text:p text:style-name="P14"><text:tab/>},</text:p>
      <text:p text:style-name="P12"><text:tab/>“<text:span text:style-name="T47">output</text:span>” : <text:span text:style-name="T47">{</text:span></text:p>
      <text:p text:style-name="P12"><text:soft-page-break/><text:tab/><text:tab/>– <text:span text:style-name="T47">vedi session –</text:span></text:p>
      <text:p text:style-name="P14"><text:tab/>}</text:p>
      <text:p text:style-name="P12"/>
      <text:p text:style-name="P13">}</text:p>
      <text:p text:style-name="P10"/>
      <text:p text:style-name="P11">In questo esempio si pretende che sia presente la chiave “role” col valore di “admin” e che sia presente la chiave “level” con valore compreso tra 3 e 10 compresi e la chiave status con un valore che sia tra quelli specificati nella lista, ovvero “list”, “prova” e “01234”.</text:p>
      <text:h text:style-name="Heading_20_2" text:outline-level="2">Procedural based programming support</text:h>
      <text:p text:style-name="P16">Sarà possibile avere delle routine in una cartella apposita chiamata proc (che sta per procedure) e i file avranno estensione <text:span text:style-name="T7">.proc.php .</text:span><text:span text:style-name="T18"> Queste procedure saranno delle semplici routine php senza classi all'interno (o con classi) ma nelle quali sarà possibile sostanzialmente fare un po' quel che si vuole.</text:span></text:p>
      <text:h text:style-name="P26" text:outline-level="2">Command line support</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0">Molte di queste features saranno embeddate nel framework. Si cercherà comunque di supportare l'esecuzione di script da linea di comando cercando un qualche tipo di compromesso con l'esecuzione via web. </text:span></text:p>
      <text:h text:style-name="P26" text:outline-level="2">Path based library support</text:h>
      <text:p text:style-name="P2">Sarà presente una classe per aiutare nel componimento dei path. La classe si chiamerà per l'appunto <text:span text:style-name="T15">L</text:span><text:span text:style-name="T7">Path</text:span>. <text:span text:style-name="T49">Sarà poi presente una classe </text:span><text:span text:style-name="T15">LIO</text:span><text:span text:style-name="T23"> che servirà per avere l'elenco dei files o delle cartelle in una particolare directory.</text:span></text:p>
      <text:h text:style-name="P26" text:outline-level="2">Mode based execution</text:h>
      <text:p text:style-name="P2">Il framework potrà essere usato in modalità sviluppo e in modalità produzione. In base alla modalità scelta saranno attivi/disattivi diverse funzionalità di controllo, <text:span text:style-name="T46">cambierà la gestione degli errori e la modalità di comunicazione degli errori</text:span>. <text:span text:style-name="T46">In modalità sviluppo il framework evidenzierà gli errori compiuti nella schermata, in modalità produzione il framework mostrerà una generica schermata d'errore e invierà una mail o scriverà un log per avvisare dell'avvenuto problema. Si valuterà poi se supportare anche una eventuale modalità di manutenzione per la gestione degli aggiornamenti.</text:span></text:p>
      <text:h text:style-name="P27" text:outline-level="2">Abstract Database Support</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45">e un metodo per sapere se </text:span><text:soft-page-break/><text:span text:style-name="T45">una tabella esiste o meno, oltre alla possibilità di fare query libere</text:span>. Le query di modifica del database al momento non saranno prese in considerazione <text:span text:style-name="T45">e dovranno essere fatte tendenzialmente in altro modo all'esterno del software che si andrà a sviluppare (anche solo con degli script incrementali salvati in una apposita cartella e lanciati tramite l'apposito MySQL Workbench)</text:span>.</text:p>
      <text:h text:style-name="P27" text:outline-level="2">Active Record Support</text:h>
      <text:p text:style-name="P3">Sarà presente il supporto per active record, in modo da poter utilizzare delle classi con il pattern active record per la creazione, modifica e cancellazione di record da tabelle del database.</text:p>
      <text:h text:style-name="P27" text:outline-level="2">Session support</text:h>
      <text:p text:style-name="P3">Sarà presente il supporto alla sessione in modo da avere una comoda funzionalità di sessione. La gestione della sessione sarà in un qualche modo integrat<text:span text:style-name="T49">a</text:span> col routing in modo da poter supportare la presenza di aree riservate. <text:span text:style-name="T44">Si riutilizzerà eventualmente la vecchia classe di sessione già implementata nel caso si utilizzi il php come linguaggio di sviluppo del framework.</text:span></text:p>
      <text:h text:style-name="Heading_20_2" text:outline-level="2">External Framework</text:h>
      <text:p text:style-name="P4">Il framework sarà mantenuto in una cartella esterna per non sovrapporre i file a quelli del progetto. Si valuterà se utilizzare un numero di versione per la gestione delle varie versioni del framework. <text:span text:style-name="T36">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i chiamerà </text:span><text:span text:style-name="T11">“lym_framework_path”</text:span><text:span text:style-name="T22"> </text:span><text:span text:style-name="T26">e di default avrà il valore “../lym_framework/”</text:span><text:span text:style-name="T36">.</text:span></text:p>
      <text:h text:style-name="Heading_20_2" text:outline-level="2"><text:span text:style-name="T37">HTML/</text:span>JSON/XML api support</text:h>
      <text:p text:style-name="P5">Si cercherà di costruire un supporto per ritornare da una chiamata http get o post (o anche da una chiamata da linea di comando) un JSON o un XML. Non è escluso un futuro supporto a YAML. <text:span text:style-name="T37">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37">'. In questo modo si riuscirà a distinguere i figli di un tag dai suoi attributi.</text:span></text:p>
      <text:h text:style-name="P28" text:outline-level="2">Reflection based parameter routing</text:h>
      <text:p text:style-name="P5"><text:span text:style-name="T49">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18"> andrebbe poi a finire in una variabile di nome </text:span><text:span text:style-name="T7">$indirizzo</text:span><text:span text:style-name="T18">.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oft-page-break/><text:span text:style-name="T22">L'elenco dei parametri in input o in output sarà disponibile tramite degli oggetti che saranno inizializzati col costruttore della classe in modo da averceli automaticamente senza doverli ripetere ogni volta nei metodi che si andranno a creare.</text:span></text:p>
      <text:h text:style-name="P29" text:outline-level="2">Meaningful error messages</text:h>
      <text:p text:style-name="P6">In caso di errori, il framework dovrà visualizzare sempre e comunque un messaggio d'errore e mai una schermata vuota (in caso di pagina web) o nessuna scritta in caso di script da linea di comando. <text:span text:style-name="T49">Nel caso in cui il framework sia in modalità produzione l'errore dovrà essere loggato e dovrà essere mostrata la pagina “500 – internal server error” oppure in caso di script da linea di comando un breve messaggio d'errore generico.</text:span></text:p>
      <text:h text:style-name="P29" text:outline-level="2">Log support</text:h>
      <text:p text:style-name="P6">Il framework dovrà provvedere una o più classi per consentire la scrittura del log su database e in caso di assenza della tabella, su file. <text:span text:style-name="T48">Il log su file potrà essere in formato XML o in formato plaintext. In caso il log su file potrà mantenere su file separati i log in base alla gravità o importanza del log, in modo da trovare facilmente eventuali errori (una sorta di modalità di output). Es. :</text:span></text:p>
      <text:p text:style-name="P17"><text:tab/>log.fatal.txt</text:p>
      <text:p text:style-name="P17"><text:tab/>log.error.txt</text:p>
      <text:p text:style-name="P17"><text:tab/>log.warning.txt</text:p>
      <text:p text:style-name="P17"><text:tab/>log.info.txt</text:p>
      <text:p text:style-name="P17"><text:tab/>log.debug.txt</text:p>
      <text:p text:style-name="P17"><text:tab/>log.mixed.txt</text:p>
      <text:h text:style-name="P30" text:outline-level="2">Template support</text:h>
      <text:p text:style-name="P7">Il framework supporterà l'utilizzo di template nelle <text:span text:style-name="T41">route</text:span>map, utilizzando twig 2 per fare il rendering. Si sceglie twig 2 in quanto lo si considera sufficientemente maturo per lo scopo. <text:span text:style-name="T41">Sarà possibile utilizzare template per html, ma anche per json e per xml o per qualsivoglia formato sarà supportato. I template di quel formato staranno in una cartella che ne stabilisce il tipo, es “</text:span><text:span text:style-name="T14">html</text:span><text:span text:style-name="T41">”, “</text:span><text:span text:style-name="T14">json</text:span><text:span text:style-name="T41">” o “</text:span><text:span text:style-name="T14">html</text:span><text:span text:style-name="T41">” o “</text:span><text:span text:style-name="T14">xml</text:span><text:span text:style-name="T41">” all'interno della cartella “</text:span><text:span text:style-name="T14">template</text:span><text:span text:style-name="T41">”.</text:span></text:p>
      <text:h text:style-name="P30" text:outline-level="2">Localization support</text:h>
      <text:p text:style-name="P7">Il framework dovrà avere il supporto per la localizzazione dei contenuti, sia semplici label contenute all'interno di files in formato .ini <text:span text:style-name="T42">(che quindi saranno visualizzate correttamente dai vari editor di testo)</text:span>, sia di contenuti veri e propri. <text:span text:style-name="T42">In base al formato il framework si comporterà diversamente. Al momento saranno supportati solo 3 formati : </text:span><text:span text:style-name="T13">.ini</text:span><text:span text:style-name="T42">, </text:span><text:span text:style-name="T13">.txt</text:span><text:span text:style-name="T42"> e </text:span><text:span text:style-name="T13">.html.</text:span></text:p>
      <text:p text:style-name="P15">Ognuno di questi formati potrà utilizzare al suo interno delle variabili posizionali che saranno renderizzate in fase di rendering del contenuto. Le variabili posizionali saranno nella forma <text:span text:style-name="T7">{1_prova}</text:span>, <text:span text:style-name="T7">{2_qualcosa}</text:span>, <text:span text:style-name="T7">{3_altro}</text:span>, ecc … e serviranno per avere delle variabili all'interno del testo localizzato. In questo modo quando si richiamerà il metodo si passeranno come parametri le <text:soft-page-break/>variabili nella posizione corretta e queste saranno renderizzate. Le variabili saranno sostituite utilizzando dei match regex. <text:span text:style-name="T43">Il nome è indicativo e serve solo per non sbagliare nel codice il tipo della variabile che si sta passando in modo da non dover interpretare il contenuto di un'eventuale traduzione.</text:span></text:p>
      <text:h text:style-name="P3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04T18:26:04.808198264</dc:date>
    <dc:creator>Marco Bagnaresi</dc:creator>
    <meta:editing-duration>PT2H37M22S</meta:editing-duration>
    <meta:editing-cycles>35</meta:editing-cycles>
    <meta:generator>LibreOffice/5.0.3.2$Linux_X86_64 LibreOffice_project/00m0$Build-2</meta:generator>
    <meta:document-statistic meta:table-count="0" meta:image-count="0" meta:object-count="0" meta:page-count="7" meta:paragraph-count="80" meta:word-count="2396" meta:character-count="15435" meta:non-whitespace-character-count="13060"/>
  </office:meta>
</office:document-meta>
</file>